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986cm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1.12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48cm" fo:min-width="1.34cm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1.268cm"/>
    </style:style>
    <style:style style:name="gr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78cm" fo:min-width="1.128cm"/>
    </style:style>
    <style:style style:name="gr8" style:family="graphic" style:parent-style-name="standard">
      <style:graphic-properties draw:textarea-horizontal-align="justify" draw:textarea-vertical-align="middle" draw:auto-grow-height="false" fo:min-height="3.55cm" fo:min-width="3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1cm" svg:height="2cm" svg:x="1.5cm" svg:y="9cm">
          <text:p text:style-name="P1"/>
          <text:p text:style-name="P1">0 <text:s/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cm" svg:height="2.1cm" svg:x="12cm" svg:y="6cm">
          <text:p text:style-name="P1"/>
          <text:p text:style-name="P1">8 <text:s/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5cm" svg:y1="9.5cm" svg:x2="12.1cm" svg:y2="7.1cm">
          <text:p text:style-name="P1">A</text:p>
          <text:p text:style-name="P1"/>
        </draw:line>
        <draw:custom-shape draw:style-name="gr4" draw:text-style-name="P1" draw:layer="layout" svg:width="2.6cm" svg:height="2.4cm" svg:x="11.5cm" svg:y="17.5cm">
          <text:p text:style-name="P1"/>
          <text:p text:style-name="P1">2 <text:s/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5cm" svg:height="2.4cm" svg:x="12cm" svg:y="10.2cm">
          <text:p text:style-name="P1"/>
          <text:p text:style-name="P1">5 <text:s/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2cm" svg:y1="10.7cm" svg:x2="12cm" svg:y2="17.8cm">
          <text:p text:style-name="P1">D</text:p>
        </draw:line>
        <draw:line draw:style-name="gr3" draw:text-style-name="P2" draw:layer="layout" svg:x1="3.6cm" svg:y1="10cm" svg:x2="12cm" svg:y2="11.2cm">
          <text:p text:style-name="P1">C</text:p>
        </draw:line>
        <draw:line draw:style-name="gr6" draw:text-style-name="P2" draw:layer="layout" svg:x1="13.2cm" svg:y1="17.6cm" svg:x2="13.2cm" svg:y2="12.5cm">
          <text:p text:style-name="P1">D’</text:p>
          <text:p text:style-name="P1"/>
        </draw:line>
        <draw:custom-shape draw:style-name="gr7" draw:text-style-name="P1" draw:layer="layout" svg:width="2.3cm" svg:height="2.3cm" svg:x="21.6cm" svg:y="9.6cm">
          <text:p text:style-name="P1"/>
          <text:p text:style-name="P1">10 <text:s/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5cm" svg:y1="11.4cm" svg:x2="21.8cm" svg:y2="11.2cm">
          <text:p text:style-name="P1">E</text:p>
          <text:p text:style-name="P1"/>
        </draw:line>
        <draw:line draw:style-name="gr3" draw:text-style-name="P2" draw:layer="layout" svg:x1="14.1cm" svg:y1="7.4cm" svg:x2="21.8cm" svg:y2="10.3cm">
          <text:p text:style-name="P1">B</text:p>
          <text:p text:style-name="P1"/>
        </draw:line>
      </draw:page>
      <draw:page draw:name="page2" draw:style-name="dp1" draw:master-page-name="Standard">
        <draw:custom-shape draw:style-name="gr8" draw:text-style-name="P1" draw:layer="layout" svg:width="3.5cm" svg:height="3.8cm" svg:x="1cm" svg:y="7.2cm">
          <text:p text:style-name="P1">0 <text:s text:c="3"/>0</text:p>
          <text:p text:style-name="P1">DÉBUT</text:p>
          <text:p text:style-name="P1">8 <text:s text:c="3"/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cm" svg:height="3.2cm" svg:x="7.7cm" svg:y="3.2cm">
          <text:p text:style-name="P1">0 <text:s text:c="3"/>8</text:p>
          <text:p text:style-name="P1">A</text:p>
          <text:p text:style-name="P1">0 <text:s text:c="3"/>8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cm" svg:height="3.2cm" svg:x="7.7cm" svg:y="7.5cm">
          <text:p text:style-name="P1">0 <text:s text:c="3"/>5</text:p>
          <text:p text:style-name="P1">C</text:p>
          <text:p text:style-name="P1">3 <text:s text:c="3"/>8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cm" svg:height="3.2cm" svg:x="7.7cm" svg:y="11.8cm">
          <text:p text:style-name="P1">0 <text:s text:c="3"/>2</text:p>
          <text:p text:style-name="P1">D</text:p>
          <text:p text:style-name="P1">6 <text:s text:c="3"/>8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cm" svg:height="3.2cm" svg:x="16.3cm" svg:y="4.2cm">
          <text:p text:style-name="P1">8 <text:s text:c="2"/>10</text:p>
          <text:p text:style-name="P1">B</text:p>
          <text:p text:style-name="P1">8 <text:s text:c="2"/>10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0.9cm" svg:y1="5.2cm" svg:x2="16.4cm" svg:y2="5.2cm">
          <text:p/>
        </draw:line>
        <draw:custom-shape draw:style-name="gr9" draw:text-style-name="P1" draw:layer="layout" svg:width="3.1cm" svg:height="3.2cm" svg:x="16.3cm" svg:y="9.4cm">
          <text:p text:style-name="P1">5 <text:s text:c="3"/>7</text:p>
          <text:p text:style-name="P1">E</text:p>
          <text:p text:style-name="P1">8 <text:s text:c="3"/>10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0.9cm" svg:y1="9.3cm" svg:x2="16.3cm" svg:y2="11cm">
          <text:p/>
        </draw:line>
        <draw:line draw:style-name="gr10" draw:text-style-name="P2" draw:layer="layout" svg:x1="10.9cm" svg:y1="13.4cm" svg:x2="16.3cm" svg:y2="11.7cm">
          <text:p/>
        </draw:line>
        <draw:line draw:style-name="gr10" draw:text-style-name="P2" draw:layer="layout" svg:x1="4.1cm" svg:y1="8.3cm" svg:x2="7.7cm" svg:y2="4.9cm">
          <text:p/>
        </draw:line>
        <draw:line draw:style-name="gr10" draw:text-style-name="P2" draw:layer="layout" svg:x1="4.1cm" svg:y1="9cm" svg:x2="7.7cm" svg:y2="9cm">
          <text:p/>
        </draw:line>
        <draw:line draw:style-name="gr10" draw:text-style-name="P2" draw:layer="layout" svg:x1="4.1cm" svg:y1="9.7cm" svg:x2="7.7cm" svg:y2="13.2cm">
          <text:p/>
        </draw:line>
        <draw:custom-shape draw:style-name="gr9" draw:text-style-name="P1" draw:layer="layout" svg:width="3.1cm" svg:height="3.2cm" svg:x="23.9cm" svg:y="7.5cm">
          <text:p text:style-name="P1">10 <text:s text:c="3"/>10</text:p>
          <text:p text:style-name="P1">FIN</text:p>
          <text:p text:style-name="P1">10 <text:s text:c="3"/>10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9.4cm" svg:y1="6.3cm" svg:x2="23.9cm" svg:y2="8.3cm">
          <text:p/>
        </draw:line>
        <draw:line draw:style-name="gr10" draw:text-style-name="P2" draw:layer="layout" svg:x1="19.4cm" svg:y1="11cm" svg:x2="23.9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5:24:35.719353581</meta:creation-date>
    <dc:date>2018-01-09T16:09:28.217240332</dc:date>
    <meta:editing-duration>PT43M54S</meta:editing-duration>
    <meta:editing-cycles>18</meta:editing-cycles>
    <meta:generator>LibreOffice/5.1.6.2.0$Linux_X86_64 LibreOffice_project/10$Build-2</meta:generator>
    <meta:document-statistic meta:object-count="26"/>
  </office:meta>
</office:document-meta>
</file>